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7000001CBE5FDC80E22EDB78C.png" manifest:media-type="image/png"/>
  <manifest:file-entry manifest:full-path="Pictures/100000000000022D00000456E947E54F80B498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e3ae" officeooo:paragraph-rsid="000ae3ae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e3ae" officeooo:paragraph-rsid="000ae3ae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ae3ae" officeooo:paragraph-rsid="000ae3ae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ans" officeooo:rsid="000ae3ae" officeooo:paragraph-rsid="000ae3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21</text:p>
      <text:p text:style-name="P3">Code:</text:p>
      <text:p text:style-name="P3"><draw:frame draw:style-name="fr2" draw:name="Image1" text:anchor-type="char" svg:width="4.5937in" svg:height="9.1547in" draw:z-index="0"><draw:image xlink:href="Pictures/100000000000022D00000456E947E54F80B498FA.png" xlink:type="simple" xlink:show="embed" xlink:actuate="onLoad" draw:mime-type="image/png"/></draw:frame></text:p>
      <text:p text:style-name="P4">Sample Output:</text:p>
      <text:p text:style-name="P3"><draw:frame draw:style-name="fr1" draw:name="Image2" text:anchor-type="char" svg:width="4.6571in" svg:height="4.289in" draw:z-index="1"><draw:image xlink:href="Pictures/10000000000001F7000001CBE5FDC80E22EDB7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1:20:31.247496215</meta:creation-date>
    <dc:date>2021-05-05T11:32:28.097969815</dc:date>
    <meta:editing-duration>PT1M46S</meta:editing-duration>
    <meta:editing-cycles>2</meta:editing-cycles>
    <meta:generator>LibreOffice/7.1.2.2$Linux_X86_64 LibreOffice_project/10$Build-2</meta:generator>
    <meta:document-statistic meta:table-count="0" meta:image-count="2" meta:object-count="0" meta:page-count="2" meta:paragraph-count="4" meta:word-count="7" meta:character-count="41" meta:non-whitespace-character-count="38"/>
  </office:meta>
</office:document-meta>
</file>